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986in" style:rel-column-width="1438*"/>
    </style:style>
    <style:style style:name="Table4.B" style:family="table-column">
      <style:table-column-properties style:column-width="1.6229in" style:rel-column-width="2337*"/>
    </style:style>
    <style:style style:name="Table4.C" style:family="table-column">
      <style:table-column-properties style:column-width="1.6319in" style:rel-column-width="2350*"/>
    </style:style>
    <style:style style:name="Table4.D" style:family="table-column">
      <style:table-column-properties style:column-width="2.4396in" style:rel-column-width="3513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rsid="00105fd2" officeooo:paragraph-rsid="00105fd2"/>
    </style:style>
    <style:style style:name="P2" style:family="paragraph" style:parent-style-name="Standard">
      <style:text-properties officeooo:paragraph-rsid="00105fd2"/>
    </style:style>
    <style:style style:name="P3" style:family="paragraph" style:parent-style-name="Standard">
      <style:text-properties officeooo:rsid="0011eecc" officeooo:paragraph-rsid="0011eecc"/>
    </style:style>
    <style:style style:name="P4" style:family="paragraph" style:parent-style-name="Standard">
      <style:text-properties officeooo:rsid="0012dc47" officeooo:paragraph-rsid="001660fa"/>
    </style:style>
    <style:style style:name="P5" style:family="paragraph" style:parent-style-name="Standard">
      <style:text-properties officeooo:rsid="0012dc47" officeooo:paragraph-rsid="0011eecc"/>
    </style:style>
    <style:style style:name="P6" style:family="paragraph" style:parent-style-name="Standard">
      <style:text-properties officeooo:rsid="0012dc47" officeooo:paragraph-rsid="0029b7e5"/>
    </style:style>
    <style:style style:name="P7" style:family="paragraph" style:parent-style-name="Standard">
      <style:text-properties officeooo:rsid="0018b29f" officeooo:paragraph-rsid="0018b29f"/>
    </style:style>
    <style:style style:name="P8" style:family="paragraph" style:parent-style-name="Standard">
      <style:text-properties officeooo:rsid="001b9bfc" officeooo:paragraph-rsid="001b9bfc"/>
    </style:style>
    <style:style style:name="P9" style:family="paragraph" style:parent-style-name="Standard">
      <style:text-properties officeooo:rsid="001b9bfc" officeooo:paragraph-rsid="00330fb7"/>
    </style:style>
    <style:style style:name="P10" style:family="paragraph" style:parent-style-name="Standard">
      <style:text-properties officeooo:rsid="002042ed" officeooo:paragraph-rsid="002042ed"/>
    </style:style>
    <style:style style:name="P11" style:family="paragraph" style:parent-style-name="Standard">
      <style:text-properties officeooo:rsid="002042ed" officeooo:paragraph-rsid="003415f2"/>
    </style:style>
    <style:style style:name="P12" style:family="paragraph" style:parent-style-name="Standard">
      <style:text-properties officeooo:rsid="002042ed" officeooo:paragraph-rsid="0034a9c2"/>
    </style:style>
    <style:style style:name="P13" style:family="paragraph" style:parent-style-name="Standard">
      <style:text-properties officeooo:rsid="002366da" officeooo:paragraph-rsid="002366da"/>
    </style:style>
    <style:style style:name="P14" style:family="paragraph" style:parent-style-name="Standard">
      <style:text-properties officeooo:rsid="00255278" officeooo:paragraph-rsid="00255278"/>
    </style:style>
    <style:style style:name="P15" style:family="paragraph" style:parent-style-name="Standard">
      <style:text-properties style:text-line-through-style="none" style:text-line-through-type="none" officeooo:rsid="00255278" officeooo:paragraph-rsid="00255278"/>
    </style:style>
    <style:style style:name="P16" style:family="paragraph" style:parent-style-name="Standard">
      <style:text-properties style:text-line-through-style="none" style:text-line-through-type="none" officeooo:rsid="002042ed" officeooo:paragraph-rsid="00271584"/>
    </style:style>
    <style:style style:name="P17" style:family="paragraph" style:parent-style-name="Standard">
      <style:text-properties style:text-line-through-style="none" style:text-line-through-type="none" officeooo:rsid="002042ed" officeooo:paragraph-rsid="002956f2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officeooo:rsid="002042ed" officeooo:paragraph-rsid="00271584"/>
    </style:style>
    <style:style style:name="P19" style:family="paragraph" style:parent-style-name="Standard">
      <style:paragraph-properties fo:text-align="center" style:justify-single-word="false"/>
      <style:text-properties style:text-line-through-style="none" style:text-line-through-type="none" officeooo:rsid="002042ed" officeooo:paragraph-rsid="002956f2"/>
    </style:style>
    <style:style style:name="P20" style:family="paragraph" style:parent-style-name="Standard">
      <style:text-properties style:text-line-through-style="none" style:text-line-through-type="none" officeooo:rsid="002042ed" officeooo:paragraph-rsid="0036f28b"/>
    </style:style>
    <style:style style:name="P21" style:family="paragraph" style:parent-style-name="Standard">
      <style:text-properties style:text-line-through-style="none" style:text-line-through-type="none" fo:font-style="normal" officeooo:rsid="00291b49" officeooo:paragraph-rsid="003415f2" style:font-style-asian="normal" style:font-style-complex="normal"/>
    </style:style>
    <style:style style:name="P22" style:family="paragraph" style:parent-style-name="Standard">
      <style:text-properties officeooo:rsid="0029b7e5" officeooo:paragraph-rsid="0029b7e5"/>
    </style:style>
    <style:style style:name="P23" style:family="paragraph" style:parent-style-name="Standard">
      <style:text-properties officeooo:paragraph-rsid="00156664"/>
    </style:style>
    <style:style style:name="P24" style:family="paragraph" style:parent-style-name="Standard">
      <style:text-properties officeooo:paragraph-rsid="001660fa"/>
    </style:style>
    <style:style style:name="P25" style:family="paragraph" style:parent-style-name="Standard">
      <style:text-properties officeooo:rsid="002bb645" officeooo:paragraph-rsid="002bb645"/>
    </style:style>
    <style:style style:name="P26" style:family="paragraph" style:parent-style-name="Standard">
      <style:text-properties fo:color="#bf819e" loext:opacity="100%" officeooo:rsid="0011eecc" officeooo:paragraph-rsid="0011eecc"/>
    </style:style>
    <style:style style:name="P27" style:family="paragraph" style:parent-style-name="Standard">
      <style:text-properties fo:color="#bf819e" loext:opacity="100%" officeooo:rsid="001b9bfc" officeooo:paragraph-rsid="001b9bfc"/>
    </style:style>
    <style:style style:name="P28" style:family="paragraph" style:parent-style-name="Standard">
      <style:text-properties fo:color="#bf819e" loext:opacity="100%" officeooo:rsid="001a4b1e" officeooo:paragraph-rsid="001a4b1e"/>
    </style:style>
    <style:style style:name="P29" style:family="paragraph" style:parent-style-name="Standard">
      <style:text-properties fo:color="#2a6099" loext:opacity="100%" officeooo:rsid="00105fd2" officeooo:paragraph-rsid="00105fd2"/>
    </style:style>
    <style:style style:name="P30" style:family="paragraph" style:parent-style-name="Standard">
      <style:text-properties fo:color="#2a6099" loext:opacity="100%" officeooo:rsid="0012dc47" officeooo:paragraph-rsid="0029b7e5"/>
    </style:style>
    <style:style style:name="P31" style:family="paragraph" style:parent-style-name="Standard">
      <style:text-properties fo:color="#2a6099" loext:opacity="100%" officeooo:rsid="0012dc47" officeooo:paragraph-rsid="0011eecc"/>
    </style:style>
    <style:style style:name="P32" style:family="paragraph" style:parent-style-name="Standard">
      <style:text-properties fo:color="#2a6099" loext:opacity="100%" officeooo:rsid="0012dc47" officeooo:paragraph-rsid="0012dc47"/>
    </style:style>
    <style:style style:name="P33" style:family="paragraph" style:parent-style-name="Standard">
      <style:text-properties fo:color="#2a6099" loext:opacity="100%" officeooo:rsid="0017282d" officeooo:paragraph-rsid="0017282d"/>
    </style:style>
    <style:style style:name="P34" style:family="paragraph" style:parent-style-name="Standard">
      <style:text-properties fo:color="#2a6099" loext:opacity="100%" officeooo:rsid="001b9bfc" officeooo:paragraph-rsid="001b9bfc"/>
    </style:style>
    <style:style style:name="P35" style:family="paragraph" style:parent-style-name="Standard">
      <style:text-properties fo:color="#2a6099" loext:opacity="100%" officeooo:paragraph-rsid="00271584"/>
    </style:style>
    <style:style style:name="P36" style:family="paragraph" style:parent-style-name="Standard">
      <style:text-properties fo:color="#2a6099" loext:opacity="100%" officeooo:rsid="00271584" officeooo:paragraph-rsid="00271584"/>
    </style:style>
    <style:style style:name="P37" style:family="paragraph" style:parent-style-name="Standard">
      <style:text-properties officeooo:paragraph-rsid="0011eecc"/>
    </style:style>
    <style:style style:name="P38" style:family="paragraph" style:parent-style-name="Standard">
      <style:text-properties officeooo:rsid="001660fa" officeooo:paragraph-rsid="0012dc47"/>
    </style:style>
    <style:style style:name="P39" style:family="paragraph" style:parent-style-name="Standard">
      <style:text-properties officeooo:rsid="001a4b1e" officeooo:paragraph-rsid="001a4b1e"/>
    </style:style>
    <style:style style:name="P40" style:family="paragraph" style:parent-style-name="Standard">
      <style:text-properties fo:color="#000000" loext:opacity="100%" officeooo:rsid="001b9bfc" officeooo:paragraph-rsid="00330fb7"/>
    </style:style>
    <style:style style:name="P41" style:family="paragraph" style:parent-style-name="Standard">
      <style:text-properties fo:color="#000000" loext:opacity="100%" officeooo:rsid="001b9bfc" officeooo:paragraph-rsid="001b9bfc"/>
    </style:style>
    <style:style style:name="P42" style:family="paragraph" style:parent-style-name="Standard">
      <style:text-properties fo:color="#000000" loext:opacity="100%" officeooo:rsid="002bb645" officeooo:paragraph-rsid="002bb645"/>
    </style:style>
    <style:style style:name="P43" style:family="paragraph" style:parent-style-name="Standard">
      <style:text-properties fo:color="#000000" loext:opacity="100%" officeooo:rsid="0012dc47" officeooo:paragraph-rsid="0012dc47"/>
    </style:style>
    <style:style style:name="P44" style:family="paragraph" style:parent-style-name="Standard">
      <style:text-properties fo:color="#000000" loext:opacity="100%" officeooo:paragraph-rsid="0017282d"/>
    </style:style>
    <style:style style:name="P45" style:family="paragraph" style:parent-style-name="Standard">
      <style:text-properties fo:color="#000000" loext:opacity="100%" officeooo:rsid="0017282d" officeooo:paragraph-rsid="0017282d"/>
    </style:style>
    <style:style style:name="P46" style:family="paragraph" style:parent-style-name="Standard">
      <style:text-properties fo:color="#000000" loext:opacity="100%" officeooo:paragraph-rsid="0018b29f"/>
    </style:style>
    <style:style style:name="P47" style:family="paragraph" style:parent-style-name="Standard">
      <style:text-properties fo:color="#000000" loext:opacity="100%" officeooo:rsid="001a4b1e" officeooo:paragraph-rsid="001a4b1e"/>
    </style:style>
    <style:style style:name="P48" style:family="paragraph" style:parent-style-name="Standard">
      <style:text-properties fo:color="#000000" loext:opacity="100%" officeooo:rsid="001a4b1e" officeooo:paragraph-rsid="00330fb7"/>
    </style:style>
    <style:style style:name="P49" style:family="paragraph" style:parent-style-name="Standard">
      <style:text-properties fo:color="#000000" loext:opacity="100%" officeooo:paragraph-rsid="001a4b1e"/>
    </style:style>
    <style:style style:name="P50" style:family="paragraph" style:parent-style-name="Standard">
      <style:text-properties fo:color="#000000" loext:opacity="100%" officeooo:paragraph-rsid="001b9bfc"/>
    </style:style>
    <style:style style:name="P51" style:family="paragraph" style:parent-style-name="Standard">
      <style:text-properties fo:color="#000000" loext:opacity="100%" officeooo:paragraph-rsid="003284ef"/>
    </style:style>
    <style:style style:name="P52" style:family="paragraph" style:parent-style-name="Standard">
      <style:text-properties fo:color="#000000" loext:opacity="100%" officeooo:rsid="00330fb7" officeooo:paragraph-rsid="00330fb7"/>
    </style:style>
    <style:style style:name="P53" style:family="paragraph" style:parent-style-name="Standard">
      <style:text-properties fo:color="#000000" loext:opacity="100%" officeooo:rsid="002042ed" officeooo:paragraph-rsid="002042ed"/>
    </style:style>
    <style:style style:name="P54" style:family="paragraph" style:parent-style-name="Standard">
      <style:paragraph-properties fo:text-align="center" style:justify-single-word="false"/>
      <style:text-properties officeooo:rsid="0035cd2a" officeooo:paragraph-rsid="0035cd2a"/>
    </style:style>
    <style:style style:name="P55" style:family="paragraph" style:parent-style-name="Standard">
      <style:text-properties officeooo:rsid="002efd0f" officeooo:paragraph-rsid="002efd0f"/>
    </style:style>
    <style:style style:name="P56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2a6099" loext:opacity="100%" officeooo:rsid="00156664" officeooo:paragraph-rsid="00156664"/>
    </style:style>
    <style:style style:name="P57" style:family="paragraph" style:parent-style-name="Standard">
      <style:text-properties fo:color="#2a6099" loext:opacity="100%" officeooo:rsid="002042ed" officeooo:paragraph-rsid="002042ed"/>
    </style:style>
    <style:style style:name="P58" style:family="paragraph" style:parent-style-name="Standard">
      <style:text-properties fo:color="#2a6099" loext:opacity="100%" officeooo:rsid="0012dc47" officeooo:paragraph-rsid="003772bb"/>
    </style:style>
    <style:style style:name="P59" style:family="paragraph" style:parent-style-name="Standard">
      <style:text-properties fo:color="#2a6099" loext:opacity="100%" officeooo:rsid="00105fd2" officeooo:paragraph-rsid="004ddcc0"/>
    </style:style>
    <style:style style:name="P60" style:family="paragraph" style:parent-style-name="Standard">
      <style:text-properties fo:color="#2a6099" loext:opacity="100%" officeooo:rsid="00105fd2" officeooo:paragraph-rsid="0058b914"/>
    </style:style>
    <style:style style:name="P61" style:family="paragraph" style:parent-style-name="Standard">
      <style:text-properties fo:color="#2a6099" loext:opacity="100%" officeooo:rsid="00105fd2" officeooo:paragraph-rsid="005e4157"/>
    </style:style>
    <style:style style:name="P62" style:family="paragraph" style:parent-style-name="Standard">
      <style:text-properties fo:color="#2a6099" loext:opacity="100%" officeooo:rsid="00105fd2" officeooo:paragraph-rsid="00450e06"/>
    </style:style>
    <style:style style:name="P63" style:family="paragraph" style:parent-style-name="Standard">
      <style:text-properties fo:color="#2a6099" loext:opacity="100%" officeooo:rsid="0059e718" officeooo:paragraph-rsid="0059e718"/>
    </style:style>
    <style:style style:name="P64" style:family="paragraph" style:parent-style-name="Standard">
      <style:text-properties officeooo:rsid="0029b7e5" officeooo:paragraph-rsid="0035cd2a"/>
    </style:style>
    <style:style style:name="P65" style:family="paragraph" style:parent-style-name="Standard">
      <style:text-properties officeooo:rsid="0029b7e5" officeooo:paragraph-rsid="003772bb"/>
    </style:style>
    <style:style style:name="P66" style:family="paragraph" style:parent-style-name="Standard">
      <style:text-properties fo:color="#000000" loext:opacity="100%" officeooo:rsid="001a4b1e" officeooo:paragraph-rsid="001a4b1e"/>
    </style:style>
    <style:style style:name="P67" style:family="paragraph" style:parent-style-name="Standard">
      <style:text-properties fo:color="#000000" loext:opacity="100%" officeooo:rsid="001b9bfc" officeooo:paragraph-rsid="001b9bfc"/>
    </style:style>
    <style:style style:name="P68" style:family="paragraph" style:parent-style-name="Standard">
      <style:text-properties fo:color="#000000" loext:opacity="100%" officeooo:rsid="0029b7e5" officeooo:paragraph-rsid="0043dcdc"/>
    </style:style>
    <style:style style:name="P69" style:family="paragraph" style:parent-style-name="Standard">
      <style:text-properties fo:color="#000000" loext:opacity="100%" officeooo:rsid="0029b7e5" officeooo:paragraph-rsid="0044803e"/>
    </style:style>
    <style:style style:name="P70" style:family="paragraph" style:parent-style-name="Standard">
      <style:text-properties fo:color="#000000" loext:opacity="100%" officeooo:rsid="00105fd2" officeooo:paragraph-rsid="00105fd2"/>
    </style:style>
    <style:style style:name="P71" style:family="paragraph" style:parent-style-name="Standard">
      <style:text-properties fo:color="#000000" loext:opacity="100%" officeooo:rsid="00105fd2" officeooo:paragraph-rsid="004ddcc0"/>
    </style:style>
    <style:style style:name="P72" style:family="paragraph" style:parent-style-name="Standard">
      <style:text-properties fo:color="#000000" loext:opacity="100%" officeooo:rsid="00465278" officeooo:paragraph-rsid="00465278"/>
    </style:style>
    <style:style style:name="P73" style:family="paragraph" style:parent-style-name="Standard">
      <style:text-properties fo:color="#000000" loext:opacity="100%" officeooo:rsid="00465278" officeooo:paragraph-rsid="004831cc"/>
    </style:style>
    <style:style style:name="P74" style:family="paragraph" style:parent-style-name="Standard">
      <style:text-properties fo:color="#000000" loext:opacity="100%" officeooo:rsid="00465278" officeooo:paragraph-rsid="005bdac3"/>
    </style:style>
    <style:style style:name="P75" style:family="paragraph" style:parent-style-name="Standard">
      <style:text-properties fo:color="#000000" loext:opacity="100%" officeooo:rsid="0058b914" officeooo:paragraph-rsid="0058b914"/>
    </style:style>
    <style:style style:name="P76" style:family="paragraph" style:parent-style-name="Standard">
      <style:text-properties officeooo:rsid="0012dc47" officeooo:paragraph-rsid="0029b7e5"/>
    </style:style>
    <style:style style:name="P77" style:family="paragraph" style:parent-style-name="Standard">
      <style:text-properties officeooo:rsid="0012dc47" officeooo:paragraph-rsid="003772bb"/>
    </style:style>
    <style:style style:name="P78" style:family="paragraph" style:parent-style-name="Standard">
      <style:text-properties officeooo:rsid="00105fd2" officeooo:paragraph-rsid="00105fd2"/>
    </style:style>
    <style:style style:name="P79" style:family="paragraph" style:parent-style-name="Standard">
      <style:paragraph-properties fo:text-align="center" style:justify-single-word="false"/>
      <style:text-properties officeooo:rsid="00105fd2" officeooo:paragraph-rsid="00105fd2"/>
    </style:style>
    <style:style style:name="P80" style:family="paragraph" style:parent-style-name="Standard">
      <style:text-properties officeooo:rsid="0040a381" officeooo:paragraph-rsid="0040a381"/>
    </style:style>
    <style:style style:name="P81" style:family="paragraph" style:parent-style-name="Standard">
      <style:paragraph-properties fo:text-align="center" style:justify-single-word="false"/>
      <style:text-properties officeooo:rsid="0040a381" officeooo:paragraph-rsid="0040a381"/>
    </style:style>
    <style:style style:name="P82" style:family="paragraph" style:parent-style-name="Standard">
      <style:paragraph-properties fo:text-align="center" style:justify-single-word="false"/>
      <style:text-properties officeooo:rsid="0040a381" officeooo:paragraph-rsid="00450e06"/>
    </style:style>
    <style:style style:name="P83" style:family="paragraph" style:parent-style-name="Standard">
      <style:paragraph-properties fo:text-align="justify" style:justify-single-word="false"/>
      <style:text-properties officeooo:rsid="0040a381" officeooo:paragraph-rsid="0040a381"/>
    </style:style>
    <style:style style:name="P84" style:family="paragraph" style:parent-style-name="Standard">
      <style:paragraph-properties fo:text-align="justify" style:justify-single-word="false"/>
      <style:text-properties officeooo:rsid="0040a381" officeooo:paragraph-rsid="0061b3c6"/>
    </style:style>
    <style:style style:name="P85" style:family="paragraph" style:parent-style-name="Standard" style:list-style-name="L19">
      <style:paragraph-properties fo:text-align="justify" style:justify-single-word="false"/>
      <style:text-properties officeooo:rsid="0040a381" officeooo:paragraph-rsid="0061b3c6"/>
    </style:style>
    <style:style style:name="P86" style:family="paragraph" style:parent-style-name="Standard">
      <style:text-properties officeooo:rsid="0040a381" officeooo:paragraph-rsid="00465278"/>
    </style:style>
    <style:style style:name="P87" style:family="paragraph" style:parent-style-name="Standard" style:list-style-name="L16">
      <style:text-properties officeooo:rsid="0040a381" officeooo:paragraph-rsid="005fe855"/>
    </style:style>
    <style:style style:name="P88" style:family="paragraph" style:parent-style-name="Standard">
      <style:text-properties officeooo:rsid="0040a381" officeooo:paragraph-rsid="005fe855"/>
    </style:style>
    <style:style style:name="P89" style:family="paragraph" style:parent-style-name="Standard">
      <style:text-properties officeooo:rsid="0040a381" officeooo:paragraph-rsid="0061b3c6"/>
    </style:style>
    <style:style style:name="P90" style:family="paragraph" style:parent-style-name="Standard" style:list-style-name="L17">
      <style:text-properties officeooo:rsid="0040a381" officeooo:paragraph-rsid="0040a381"/>
    </style:style>
    <style:style style:name="P91" style:family="paragraph" style:parent-style-name="Standard" style:list-style-name="L17">
      <style:text-properties officeooo:rsid="0040a381" officeooo:paragraph-rsid="0061b3c6"/>
    </style:style>
    <style:style style:name="P92" style:family="paragraph" style:parent-style-name="Standard" style:list-style-name="L18">
      <style:text-properties officeooo:rsid="0040a381" officeooo:paragraph-rsid="0061b3c6"/>
    </style:style>
    <style:style style:name="P93" style:family="paragraph" style:parent-style-name="Standard">
      <style:text-properties officeooo:rsid="0043dcdc" officeooo:paragraph-rsid="0043dcdc"/>
    </style:style>
    <style:style style:name="P94" style:family="paragraph" style:parent-style-name="Standard">
      <style:text-properties officeooo:rsid="0043dcdc" officeooo:paragraph-rsid="004c2c97"/>
    </style:style>
    <style:style style:name="P95" style:family="paragraph" style:parent-style-name="Standard" style:list-style-name="L10">
      <style:text-properties officeooo:rsid="0043dcdc" officeooo:paragraph-rsid="005c4a8d"/>
    </style:style>
    <style:style style:name="P96" style:family="paragraph" style:parent-style-name="Standard">
      <style:text-properties officeooo:rsid="0043dcdc" officeooo:paragraph-rsid="005c4a8d"/>
    </style:style>
    <style:style style:name="P97" style:family="paragraph" style:parent-style-name="Standard" style:list-style-name="L15">
      <style:text-properties officeooo:rsid="0043dcdc" officeooo:paragraph-rsid="005ec048"/>
    </style:style>
    <style:style style:name="P98" style:family="paragraph" style:parent-style-name="Standard">
      <style:text-properties officeooo:paragraph-rsid="0044803e"/>
    </style:style>
    <style:style style:name="P99" style:family="paragraph" style:parent-style-name="Standard">
      <style:text-properties officeooo:rsid="0044803e" officeooo:paragraph-rsid="0044803e"/>
    </style:style>
    <style:style style:name="P100" style:family="paragraph" style:parent-style-name="Standard">
      <style:text-properties officeooo:rsid="00465278" officeooo:paragraph-rsid="00465278"/>
    </style:style>
    <style:style style:name="P101" style:family="paragraph" style:parent-style-name="Standard" style:list-style-name="L3">
      <style:text-properties officeooo:paragraph-rsid="0043dcdc"/>
    </style:style>
    <style:style style:name="P102" style:family="paragraph" style:parent-style-name="Standard" style:list-style-name="L3">
      <style:text-properties officeooo:paragraph-rsid="004b5606"/>
    </style:style>
    <style:style style:name="P103" style:family="paragraph" style:parent-style-name="Standard" style:list-style-name="L3">
      <style:text-properties officeooo:paragraph-rsid="004b6903"/>
    </style:style>
    <style:style style:name="P104" style:family="paragraph" style:parent-style-name="Standard" style:list-style-name="L3">
      <style:text-properties officeooo:paragraph-rsid="005c4a8d"/>
    </style:style>
    <style:style style:name="P105" style:family="paragraph" style:parent-style-name="Standard">
      <style:text-properties officeooo:rsid="004ddcc0" officeooo:paragraph-rsid="004ddcc0"/>
    </style:style>
    <style:style style:name="P106" style:family="paragraph" style:parent-style-name="Standard" style:list-style-name="L6">
      <style:text-properties officeooo:rsid="004ddcc0" officeooo:paragraph-rsid="005c4a8d"/>
    </style:style>
    <style:style style:name="P107" style:family="paragraph" style:parent-style-name="Standard">
      <style:text-properties officeooo:rsid="004ddcc0" officeooo:paragraph-rsid="005c4a8d"/>
    </style:style>
    <style:style style:name="P108" style:family="paragraph" style:parent-style-name="Standard">
      <style:text-properties officeooo:paragraph-rsid="00572b10"/>
    </style:style>
    <style:style style:name="P109" style:family="paragraph" style:parent-style-name="Standard">
      <style:text-properties officeooo:paragraph-rsid="005a58e5"/>
    </style:style>
    <style:style style:name="P110" style:family="paragraph" style:parent-style-name="Standard" style:list-style-name="L9">
      <style:text-properties officeooo:paragraph-rsid="005a58e5"/>
    </style:style>
    <style:style style:name="P111" style:family="paragraph" style:parent-style-name="Standard" style:list-style-name="L9">
      <style:text-properties officeooo:rsid="005bdac3" officeooo:paragraph-rsid="005a58e5"/>
    </style:style>
    <style:style style:name="P112" style:family="paragraph" style:parent-style-name="Standard">
      <style:text-properties fo:color="#bf819e" loext:opacity="100%" officeooo:rsid="005bdac3" officeooo:paragraph-rsid="005bdac3"/>
    </style:style>
    <style:style style:name="P113" style:family="paragraph" style:parent-style-name="Standard">
      <style:text-properties fo:color="#bf819e" loext:opacity="100%" officeooo:rsid="00465278" officeooo:paragraph-rsid="005a58e5"/>
    </style:style>
    <style:style style:name="P114" style:family="paragraph" style:parent-style-name="Standard">
      <style:text-properties fo:color="#bf819e" loext:opacity="100%" officeooo:rsid="0043dcdc" officeooo:paragraph-rsid="0043dcdc"/>
    </style:style>
    <style:style style:name="P115" style:family="paragraph" style:parent-style-name="Standard" style:list-style-name="L11">
      <style:text-properties officeooo:paragraph-rsid="005ec048"/>
    </style:style>
    <style:style style:name="P116" style:family="paragraph" style:parent-style-name="Standard">
      <style:text-properties officeooo:rsid="005e4157" officeooo:paragraph-rsid="005e4157"/>
    </style:style>
    <style:style style:name="P117" style:family="paragraph" style:parent-style-name="Standard">
      <style:text-properties officeooo:rsid="005e4157" officeooo:paragraph-rsid="005fe855"/>
    </style:style>
    <style:style style:name="P118" style:family="paragraph" style:parent-style-name="Standard" style:list-style-name="L14">
      <style:text-properties officeooo:paragraph-rsid="005ec048"/>
    </style:style>
    <style:style style:name="P119" style:family="paragraph" style:parent-style-name="Standard">
      <style:text-properties officeooo:paragraph-rsid="005ec048"/>
    </style:style>
    <style:style style:name="P120" style:family="paragraph" style:parent-style-name="Standard">
      <style:text-properties officeooo:rsid="005f0a0f" officeooo:paragraph-rsid="005f0a0f"/>
    </style:style>
    <style:style style:name="P121" style:family="paragraph" style:parent-style-name="Standard">
      <style:text-properties officeooo:rsid="005fe855" officeooo:paragraph-rsid="005fe855"/>
    </style:style>
    <style:style style:name="P122" style:family="paragraph" style:parent-style-name="Standard">
      <style:paragraph-properties fo:text-align="justify" style:justify-single-word="false"/>
      <style:text-properties officeooo:rsid="005fe855" officeooo:paragraph-rsid="0040a381"/>
    </style:style>
    <style:style style:name="P123" style:family="paragraph" style:parent-style-name="Standard">
      <style:text-properties officeooo:paragraph-rsid="005fe855"/>
    </style:style>
    <style:style style:name="P124" style:family="paragraph" style:parent-style-name="Standard" style:list-style-name="L16">
      <style:text-properties officeooo:paragraph-rsid="005fe855"/>
    </style:style>
    <style:style style:name="P125" style:family="paragraph" style:parent-style-name="Standard">
      <style:text-properties officeooo:paragraph-rsid="00450e06"/>
    </style:style>
    <style:style style:name="P126" style:family="paragraph" style:parent-style-name="Standard">
      <style:text-properties officeooo:rsid="0040a381" officeooo:paragraph-rsid="005fe855" fo:background-color="#dde8cb"/>
    </style:style>
    <style:style style:name="P127" style:family="paragraph" style:parent-style-name="Standard" style:list-style-name="L20">
      <style:text-properties officeooo:paragraph-rsid="005fe855"/>
    </style:style>
    <style:style style:name="P128" style:family="paragraph" style:parent-style-name="Table_20_Contents">
      <style:text-properties fo:font-size="9pt" style:font-size-asian="9pt" style:font-size-complex="9pt"/>
    </style:style>
    <style:style style:name="P129" style:family="paragraph" style:parent-style-name="Table_20_Contents">
      <style:text-properties fo:font-size="9pt" officeooo:paragraph-rsid="005ec048" style:font-size-asian="9pt" style:font-size-complex="9pt"/>
    </style:style>
    <style:style style:name="P130" style:family="paragraph" style:parent-style-name="Table_20_Contents">
      <style:text-properties fo:font-size="9pt" officeooo:rsid="004f91cc" officeooo:paragraph-rsid="004f91cc" style:font-size-asian="9pt" style:font-size-complex="9pt"/>
    </style:style>
    <style:style style:name="P131" style:family="paragraph" style:parent-style-name="Table_20_Contents">
      <style:text-properties fo:font-size="9pt" officeooo:rsid="00516b15" officeooo:paragraph-rsid="00516b15" style:font-size-asian="9pt" style:font-size-complex="9pt"/>
    </style:style>
    <style:style style:name="P132" style:family="paragraph" style:parent-style-name="Table_20_Contents">
      <style:text-properties fo:font-size="9pt" officeooo:rsid="0052fbb5" officeooo:paragraph-rsid="0052fbb5" style:font-size-asian="9pt" style:font-size-complex="9pt"/>
    </style:style>
    <style:style style:name="T1" style:family="text">
      <style:text-properties officeooo:rsid="00105fd2"/>
    </style:style>
    <style:style style:name="T2" style:family="text">
      <style:text-properties officeooo:rsid="0011eecc"/>
    </style:style>
    <style:style style:name="T3" style:family="text">
      <style:text-properties officeooo:rsid="00156664"/>
    </style:style>
    <style:style style:name="T4" style:family="text">
      <style:text-properties officeooo:rsid="001660fa"/>
    </style:style>
    <style:style style:name="T5" style:family="text">
      <style:text-properties officeooo:rsid="0018b29f"/>
    </style:style>
    <style:style style:name="T6" style:family="text">
      <style:text-properties officeooo:rsid="0017282d"/>
    </style:style>
    <style:style style:name="T7" style:family="text">
      <style:text-properties officeooo:rsid="001b9bfc"/>
    </style:style>
    <style:style style:name="T8" style:family="text">
      <style:text-properties officeooo:rsid="001c9ec4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255278"/>
    </style:style>
    <style:style style:name="T11" style:family="text">
      <style:text-properties style:text-line-through-style="none" style:text-line-through-type="none" officeooo:rsid="002042ed"/>
    </style:style>
    <style:style style:name="T12" style:family="text">
      <style:text-properties style:text-line-through-style="none" style:text-line-through-type="none" officeooo:rsid="00271584"/>
    </style:style>
    <style:style style:name="T13" style:family="text">
      <style:text-properties officeooo:rsid="0029b7e5"/>
    </style:style>
    <style:style style:name="T14" style:family="text">
      <style:text-properties officeooo:rsid="002bb645"/>
    </style:style>
    <style:style style:name="T15" style:family="text">
      <style:text-properties fo:font-variant="normal" fo:text-transform="none" fo:color="#0f1115" loext:opacity="100%" fo:letter-spacing="normal"/>
    </style:style>
    <style:style style:name="T16" style:family="text">
      <style:text-properties fo:font-variant="normal" fo:text-transform="none" fo:color="#0f1115" loext:opacity="100%" fo:letter-spacing="normal" officeooo:rsid="004ddcc0"/>
    </style:style>
    <style:style style:name="T17" style:family="text">
      <style:text-properties fo:font-variant="normal" fo:text-transform="none" fo:color="#0f1115" loext:opacity="100%" fo:letter-spacing="normal" officeooo:rsid="00542fcd"/>
    </style:style>
    <style:style style:name="T18" style:family="text">
      <style:text-properties officeooo:rsid="003284ef"/>
    </style:style>
    <style:style style:name="T19" style:family="text">
      <style:text-properties officeooo:rsid="00330fb7"/>
    </style:style>
    <style:style style:name="T20" style:family="text">
      <style:text-properties officeooo:rsid="003415f2"/>
    </style:style>
    <style:style style:name="T21" style:family="text">
      <style:text-properties officeooo:rsid="0035cd2a"/>
    </style:style>
    <style:style style:name="T22" style:family="text">
      <style:text-properties officeooo:rsid="0036f28b"/>
    </style:style>
    <style:style style:name="T23" style:family="text">
      <style:text-properties officeooo:rsid="003772bb"/>
    </style:style>
    <style:style style:name="T24" style:family="text">
      <style:text-properties fo:color="#2a6099" loext:opacity="100%" officeooo:rsid="00105fd2"/>
    </style:style>
    <style:style style:name="T25" style:family="text">
      <style:text-properties officeooo:rsid="0040a381"/>
    </style:style>
    <style:style style:name="T26" style:family="text">
      <style:text-properties officeooo:rsid="0041e006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officeooo:rsid="0043dcdc"/>
    </style:style>
    <style:style style:name="T29" style:family="text">
      <style:text-properties fo:color="#000000" loext:opacity="100%" officeooo:rsid="0044803e"/>
    </style:style>
    <style:style style:name="T30" style:family="text">
      <style:text-properties fo:color="#000000" loext:opacity="100%" officeooo:rsid="00461c66"/>
    </style:style>
    <style:style style:name="T31" style:family="text">
      <style:text-properties fo:color="#000000" loext:opacity="100%" officeooo:rsid="0055cfca"/>
    </style:style>
    <style:style style:name="T32" style:family="text">
      <style:text-properties fo:color="#000000" loext:opacity="100%" officeooo:rsid="00586d4d"/>
    </style:style>
    <style:style style:name="T33" style:family="text">
      <style:text-properties fo:color="#000000" loext:opacity="100%" officeooo:rsid="005a58e5"/>
    </style:style>
    <style:style style:name="T34" style:family="text">
      <style:text-properties officeooo:rsid="0043dcdc"/>
    </style:style>
    <style:style style:name="T35" style:family="text">
      <style:text-properties officeooo:rsid="00450e06"/>
    </style:style>
    <style:style style:name="T36" style:family="text">
      <style:text-properties officeooo:rsid="00461c66"/>
    </style:style>
    <style:style style:name="T37" style:family="text">
      <style:text-properties officeooo:rsid="004831cc"/>
    </style:style>
    <style:style style:name="T38" style:family="text">
      <style:text-properties officeooo:rsid="0049c9f5"/>
    </style:style>
    <style:style style:name="T39" style:family="text">
      <style:text-properties officeooo:rsid="004b5606"/>
    </style:style>
    <style:style style:name="T40" style:family="text">
      <style:text-properties officeooo:rsid="004b6903"/>
    </style:style>
    <style:style style:name="T41" style:family="text">
      <style:text-properties officeooo:rsid="004c2c97"/>
    </style:style>
    <style:style style:name="T42" style:family="text">
      <style:text-properties officeooo:rsid="004d1273"/>
    </style:style>
    <style:style style:name="T43" style:family="text">
      <style:text-properties officeooo:rsid="004ddcc0"/>
    </style:style>
    <style:style style:name="T44" style:family="text">
      <style:text-properties officeooo:rsid="004f91cc"/>
    </style:style>
    <style:style style:name="T45" style:family="text">
      <style:text-properties officeooo:rsid="00516b15"/>
    </style:style>
    <style:style style:name="T46" style:family="text">
      <style:text-properties officeooo:rsid="0052fbb5"/>
    </style:style>
    <style:style style:name="T47" style:family="text">
      <style:text-properties officeooo:rsid="00542fcd"/>
    </style:style>
    <style:style style:name="T48" style:family="text">
      <style:text-properties officeooo:rsid="00572b10"/>
    </style:style>
    <style:style style:name="T49" style:family="text">
      <style:text-properties officeooo:rsid="005a58e5"/>
    </style:style>
    <style:style style:name="T50" style:family="text">
      <style:text-properties officeooo:rsid="005bdac3"/>
    </style:style>
    <style:style style:name="T51" style:family="text">
      <style:text-properties officeooo:rsid="005c4a8d"/>
    </style:style>
    <style:style style:name="T52" style:family="text">
      <style:text-properties officeooo:rsid="005d586a"/>
    </style:style>
    <style:style style:name="T53" style:family="text">
      <style:text-properties officeooo:rsid="005e4157"/>
    </style:style>
    <style:style style:name="T54" style:family="text">
      <style:text-properties officeooo:rsid="005fe855"/>
    </style:style>
    <style:style style:name="T55" style:family="text">
      <style:text-properties officeooo:rsid="0061b3c6"/>
    </style:style>
    <style:style style:name="T56" style:family="text">
      <style:text-properties officeooo:rsid="0064f277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Ubuntu使用记录</text:p>
      <text:p text:style-name="P1"/>
      <text:p text:style-name="P1"/>
      <text:p text:style-name="P80">2025/10/31<text:tab/>实践：训练G<text:span text:style-name="T56">1</text:span>行走控制强化学习模型</text:p>
      <text:p text:style-name="P1">2025/10/24<text:tab/>实践：搭建G1仿真环境与运动控制</text:p>
      <text:p text:style-name="P1"/>
      <text:p text:style-name="P1"/>
      <text:p text:style-name="P80">2025/10/31</text:p>
      <text:p text:style-name="P126">强化学习实现运动控制的基本流程为：Train → Play → Sim2Sim → Sim2Real</text:p>
      <text:list xml:id="list5417842" text:style-name="L16">
        <text:list-item>
          <text:p text:style-name="P124"><text:span text:style-name="T25">Train</text:span><text:span text:style-name="T55">：</text:span><text:span text:style-name="T25">通过 Gym 仿真环境，让机器人与环境互动，找到最满足奖励设计的策略。通常不推荐实时查看效果，以免降低训练效率。</text:span></text:p>
        </text:list-item>
        <text:list-item>
          <text:p text:style-name="P124"><text:span text:style-name="T25">Play</text:span><text:span text:style-name="T55">：</text:span><text:span text:style-name="T25">通过 Play 命令查看训练后的策略效果，确保策略符合预期。</text:span></text:p>
        </text:list-item>
        <text:list-item>
          <text:p text:style-name="P124"><text:span text:style-name="T25">Sim2Sim</text:span><text:span text:style-name="T55">：</text:span><text:span text:style-name="T25">将 Gym 训练完成的策略部署到其他仿真器，避免策略小众于 Gym 特性</text:span><text:span text:style-name="T54">。</text:span></text:p>
        </text:list-item>
        <text:list-item>
          <text:p text:style-name="P87">Sim2Real<text:span text:style-name="T55">：</text:span>将策略部署到实物机器人，实现运动控制。</text:p>
        </text:list-item>
      </text:list>
      <text:p text:style-name="P88"/>
      <text:p text:style-name="P88"/>
      <text:p text:style-name="P88"/>
      <text:p text:style-name="P81">Part<text:span text:style-name="T26">1 检查基础环境</text:span></text:p>
      <text:p text:style-name="P98"><text:span text:style-name="T24">****** 硬件 ******</text:span></text:p>
      <text:p text:style-name="P98"><text:span text:style-name="T28">显卡</text:span><text:span text:style-name="T29">：大于等于8G的</text:span><text:span text:style-name="T28">RTX系列</text:span><text:span text:style-name="T29">N卡（</text:span><text:span text:style-name="T28">驱动版本：525或更高版本</text:span><text:span text:style-name="T29">）</text:span></text:p>
      <text:p text:style-name="P98"><text:span text:style-name="T29">内存：大于等于16G</text:span></text:p>
      <text:p text:style-name="P98"><text:span text:style-name="T29"/></text:p>
      <text:p text:style-name="P100"><text:span text:style-name="T27"># </text:span><text:span text:style-name="T29">检查N卡</text:span></text:p>
      <text:p text:style-name="P98"><text:span text:style-name="T29">nvidia-</text:span><text:span text:style-name="T30">smi</text:span></text:p>
      <text:p text:style-name="P98"><text:span text:style-name="T30"/></text:p>
      <text:p text:style-name="P100"><text:span text:style-name="T30"># 检查内存</text:span></text:p>
      <text:p text:style-name="P100"><text:span text:style-name="T30">free -h</text:span></text:p>
      <text:p text:style-name="P100"><text:span text:style-name="T30"/></text:p>
      <text:p text:style-name="P112"><text:span text:style-name="T36"># </text:span><text:span text:style-name="T1">连接显卡的HDMI线熄屏后</text:span><text:span text:style-name="T47">，容易无信号</text:span></text:p>
      <text:p text:style-name="P109"><text:span text:style-name="T33">“</text:span><text:span text:style-name="T31">熄屏后无信号”是典型的电源状态切换问题。这类问题对驱动的电源管理代码非常敏感。</text:span></text:p>
      <text:p text:style-name="P109"><text:span text:style-name="T31">不同版本的驱动在处理显示器休眠和唤醒的时序、信号握手方式上可能有细微差别，而这细微差别就决定了成功与失败。</text:span></text:p>
      <text:list xml:id="list4224246072" text:style-name="L9">
        <text:list-item>
          <text:p text:style-name="P110"><text:span text:style-name="T31">nvidia-driver-535 (已知有问题)</text:span></text:p>
        </text:list-item>
        <text:list-item>
          <text:p text:style-name="P110"><text:span text:style-name="T31">nvidia-driver-535-open (</text:span><text:span text:style-name="T32">停在左上角光标闪烁，有问题</text:span><text:span text:style-name="T31">)</text:span></text:p>
        </text:list-item>
        <text:list-item>
          <text:p text:style-name="P111"><text:span text:style-name="T31">nvidia-driver-570-open (目前</text:span><text:span text:style-name="T32">正常</text:span><text:span text:style-name="T31">)</text:span></text:p>
        </text:list-item>
      </text:list>
      <text:p text:style-name="P86"/>
      <text:p text:style-name="P98"><text:span text:style-name="T24">****** 软件 ******</text:span></text:p>
      <text:p text:style-name="P98"><text:span text:style-name="T28">Ubuntu </text:span><text:span text:style-name="T29">20.04</text:span></text:p>
      <text:p text:style-name="P99"><text:span text:style-name="T29">R</text:span><text:span text:style-name="T27">OS1 Noetic</text:span></text:p>
      <text:p text:style-name="P72"/>
      <text:p text:style-name="P72"># 检查系统版本</text:p>
      <text:p text:style-name="P69"><text:span text:style-name="T4">S</text:span><text:span text:style-name="T3">ettings – About</text:span> – OS Name</text:p>
      <text:p text:style-name="P69"/>
      <text:p text:style-name="P72"># 检查ROS版本</text:p>
      <text:p text:style-name="P72">rosversion -d</text:p>
      <text:p text:style-name="P72"/>
      <text:p text:style-name="P63">********************************************************************************</text:p>
      <text:p text:style-name="P73"><text:span text:style-name="T24">****** 安装cursor并配置 ******</text:span></text:p>
      <text:p text:style-name="P74"><text:span text:style-name="T50"># </text:span>Extensions</text:p>
      <text:p text:style-name="P74"><text:span text:style-name="T37">CMake Tools，Python，C/C++，clangd</text:span></text:p>
      <text:p text:style-name="P72"><text:soft-page-break/></text:p>
      <text:p text:style-name="P113"><text:span text:style-name="T50"># </text:span><text:span text:style-name="T47">无法</text:span><text:span text:style-name="T1">“Go to Definition”或者显示“No definition found”</text:span></text:p>
      <text:list xml:id="list2174205207" text:style-name="L3">
        <text:list-item>
          <text:p text:style-name="P101"><text:span text:style-name="T34">将光标移动到函数</text:span><text:span text:style-name="T39">、变量或类名上，</text:span><text:span text:style-name="T34">按下F</text:span><text:span text:style-name="T38">12或者右键单击并选择“Go to Definition”</text:span><text:span text:style-name="T39">。</text:span></text:p>
        </text:list-item>
        <text:list-item>
          <text:p text:style-name="P102"><text:span text:style-name="T34">当右键菜单里没有</text:span><text:span text:style-name="T39">“</text:span><text:span text:style-name="T38">Go to Definition</text:span><text:span text:style-name="T39">”时，说明cursor没有成功为当前文件类型启动语言服务器。</text:span></text:p>
          <text:list>
            <text:list-item>
              <text:p text:style-name="P103"><text:span text:style-name="T34">Clangd</text:span><text:span text:style-name="T39">：是一个语言服务器。它在后台运行，专门为C、C++、Objective-C等语言提供</text:span><text:span text:style-name="T49">：</text:span>代码补全<text:span text:style-name="T49">、</text:span>跳转到定义<text:span text:style-name="T49">、</text:span>查找引用<text:span text:style-name="T49">、</text:span>错误提示<text:span text:style-name="T49">、</text:span>代码格式化<text:span text:style-name="T49">。</text:span></text:p>
            </text:list-item>
          </text:list>
        </text:list-item>
        <text:list-item>
          <text:p text:style-name="P103">当右键菜单里出现<text:span text:style-name="T40">“</text:span><text:span text:style-name="T38">Go to Definition</text:span><text:span text:style-name="T40">”但选择后显示“No definition found”时（此时一般有红色波浪线），说明Cursor已经成功启动并连接到了Clangd，但Clangd无法找到定义，这通常是由于项目配置缺失导致的</text:span><text:span text:style-name="T49">，即</text:span><text:span text:style-name="T40">缺少compile_commands.json文件。</text:span></text:p>
          <text:list>
            <text:list-item>
              <text:p text:style-name="P104">将catkin_<text:span text:style-name="T41">make替换成</text:span></text:p>
              <text:p text:style-name="P104"><text:span text:style-name="T41">catkin_make -DCMAKE_EXPORT_COMPILE_COMMANDS=ON </text:span></text:p>
            </text:list-item>
            <text:list-item>
              <text:p text:style-name="P104"><text:span text:style-name="T41">当运行 catkin_make时：</text:span></text:p>
              <text:p text:style-name="P104"><text:span text:style-name="T41">默认情况下，它只关心最终生成可执行文件</text:span><text:span text:style-name="T50">，</text:span><text:span text:style-name="T41">不会生成 compile_commands.json文件</text:span><text:span text:style-name="T50">；</text:span></text:p>
            </text:list-item>
            <text:list-item>
              <text:p text:style-name="P104"><text:span text:style-name="T41">当运行 catkin_make -DCMAKE_EXPORT_COMPILE_COMMANDS=ON时：</text:span></text:p>
              <text:p text:style-name="P104"><text:span text:style-name="T41">除了生成可执行文件，还额外生成 compile_commands.json</text:span><text:span text:style-name="T50">，</text:span><text:span text:style-name="T41">这个文件包含了每个源文件的详细编译命令</text:span><text:span text:style-name="T50">。</text:span></text:p>
            </text:list-item>
          </text:list>
        </text:list-item>
      </text:list>
      <text:p text:style-name="P94"/>
      <text:p text:style-name="P114"><text:span text:style-name="T50"># </text:span>波浪线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8">波浪线颜色</text:p>
          </table:table-cell>
          <table:table-cell table:style-name="Table2.A1" office:value-type="string">
            <text:p text:style-name="P128">含义</text:p>
          </table:table-cell>
          <table:table-cell table:style-name="Table2.A1" office:value-type="string">
            <text:p text:style-name="P128">处理方式</text:p>
          </table:table-cell>
        </table:table-row>
        <table:table-row>
          <table:table-cell table:style-name="Table2.A1" office:value-type="string">
            <text:p text:style-name="P128">红色</text:p>
          </table:table-cell>
          <table:table-cell table:style-name="Table2.A1" office:value-type="string">
            <text:p text:style-name="P128">错误 - 代码无法编译/运行</text:p>
          </table:table-cell>
          <table:table-cell table:style-name="Table2.A1" office:value-type="string">
            <text:p text:style-name="P128">必须修复</text:p>
          </table:table-cell>
        </table:table-row>
        <table:table-row>
          <table:table-cell table:style-name="Table2.A1" office:value-type="string">
            <text:p text:style-name="P128">黄色</text:p>
          </table:table-cell>
          <table:table-cell table:style-name="Table2.A1" office:value-type="string">
            <text:p text:style-name="P128">警告 - 潜在问题或改进建议</text:p>
          </table:table-cell>
          <table:table-cell table:style-name="Table2.A1" office:value-type="string">
            <text:p text:style-name="P128">建议处理<text:span text:style-name="T42">，但不是必须</text:span></text:p>
          </table:table-cell>
        </table:table-row>
        <table:table-row>
          <table:table-cell table:style-name="Table2.A1" office:value-type="string">
            <text:p text:style-name="P128">蓝色</text:p>
          </table:table-cell>
          <table:table-cell table:style-name="Table2.A1" office:value-type="string">
            <text:p text:style-name="P128">信息 - 代码提示或建议</text:p>
          </table:table-cell>
          <table:table-cell table:style-name="Table2.A1" office:value-type="string">
            <text:p text:style-name="P128">可选处理</text:p>
          </table:table-cell>
        </table:table-row>
      </table:table>
      <text:p text:style-name="P93"/>
      <text:p text:style-name="P59">****** 构建系统工具 ******</text:p>
      <text:p text:style-name="P107"><text:span text:style-name="T15">构建系统是一个分层架构</text:span><text:span text:style-name="T17">：</text:span></text:p>
      <text:list xml:id="list2495866502" text:style-name="L6">
        <text:list-item>
          <text:p text:style-name="P106"><text:span text:style-name="T17">底层：编译器做实际工作</text:span></text:p>
        </text:list-item>
        <text:list-item>
          <text:p text:style-name="P106"><text:span text:style-name="T17">中层：构建工具管理过程和依赖</text:span></text:p>
        </text:list-item>
        <text:list-item>
          <text:p text:style-name="P106"><text:span text:style-name="T17">高层：项目生成器处理跨平台和配置</text:span></text:p>
        </text:list-item>
        <text:list-item>
          <text:p text:style-name="P106"><text:span text:style-name="T17">顶层：领域特定工具提供便捷接口</text:span></text:p>
        </text:list-item>
      </text:list>
      <text:p text:style-name="P93"/>
      <text:p text:style-name="P93">构建工具按照抽象层级分为以下几个层次<text:span text:style-name="T43">：</text:span></text:p>
      <text:list xml:id="list3924174733" text:style-name="L10">
        <text:list-item>
          <text:p text:style-name="P95">层次一<text:span text:style-name="T43">：底层编译工具（工人）</text:span></text:p>
          <text:p text:style-name="P95"><text:span text:style-name="T44">将源代码转换为机器代码或字符码</text:span><text:span text:style-name="T51">，</text:span>是实际执行编译<text:span text:style-name="T44">、链接命令的工具</text:span><text:span text:style-name="T51">。</text:span></text:p>
        </text:list-item>
      </text:list>
      <text:list xml:id="list217382904" text:style-name="L11">
        <text:list-item>
          <text:p text:style-name="P115"><text:span text:style-name="T34">层次二</text:span><text:span text:style-name="T43">：构建自动化工具（工头）</text:span></text:p>
          <text:p text:style-name="P115"><text:span text:style-name="T34">管理编译过程</text:span><text:span text:style-name="T52">（</text:span><text:span text:style-name="T43">决定哪些文件需要重新编译</text:span><text:span text:style-name="T44">以及编译的顺序</text:span><text:span text:style-name="T52">）</text:span><text:span text:style-name="T44">，处理文件依赖关系</text:span><text:span text:style-name="T51">。</text:span></text:p>
        </text:list-item>
      </text:list>
      <text:list xml:id="list333999006" text:style-name="L14">
        <text:list-item>
          <text:p text:style-name="P118"><text:span text:style-name="T34">层次三</text:span><text:span text:style-name="T43">：项目生成器（建筑师）</text:span></text:p>
          <text:p text:style-name="P118"><text:span text:style-name="T45">根据平台和环境生成适合的构建文件。</text:span></text:p>
        </text:list-item>
      </text:list>
      <text:list xml:id="list2868617745" text:style-name="L15">
        <text:list-item>
          <text:p text:style-name="P97">层次四<text:span text:style-name="T43">：语言特定或领域特定的构建系统（专业承包商）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8">层级</text:p>
          </table:table-cell>
          <table:table-cell table:style-name="Table4.A1" office:value-type="string">
            <text:p text:style-name="P128">工具</text:p>
          </table:table-cell>
          <table:table-cell table:style-name="Table4.A1" office:value-type="string">
            <text:p text:style-name="P128">主要用途</text:p>
          </table:table-cell>
          <table:table-cell table:style-name="Table4.A1" office:value-type="string">
            <text:p text:style-name="P128">特点</text:p>
          </table:table-cell>
        </table:table-row>
        <table:table-row>
          <table:table-cell table:style-name="Table4.A1" table:number-rows-spanned="5" office:value-type="string">
            <text:p text:style-name="P129">底层编译工具</text:p>
            <text:p text:style-name="P129">（工人）</text:p>
          </table:table-cell>
          <table:table-cell table:style-name="Table4.A1" office:value-type="string">
            <text:p text:style-name="P128">GCC</text:p>
          </table:table-cell>
          <table:table-cell table:style-name="Table4.A1" office:value-type="string">
            <text:p text:style-name="P130">C, C++, Fortran等编译</text:p>
          </table:table-cell>
          <table:table-cell table:style-name="Table4.A1" office:value-type="string">
            <text:p text:style-name="P128">Linux默认<text:span text:style-name="T44">，跨平台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28">Clang</text:p>
          </table:table-cell>
          <table:table-cell table:style-name="Table4.A1" office:value-type="string">
            <text:p text:style-name="P128">C, <text:span text:style-name="T44">C++, Objective-C编译</text:span></text:p>
          </table:table-cell>
          <table:table-cell table:style-name="Table4.A1" office:value-type="string">
            <text:p text:style-name="P128">编译速度更快<text:span text:style-name="T44">，错误提示更好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28">MSVC</text:p>
          </table:table-cell>
          <table:table-cell table:style-name="Table4.A1" office:value-type="string">
            <text:p text:style-name="P128">Windows平台的C/C<text:span text:style-name="T44">++编译</text:span></text:p>
          </table:table-cell>
          <table:table-cell table:style-name="Table4.A1" office:value-type="string">
            <text:p text:style-name="P128">Visual Studio自带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30">G++</text:p>
          </table:table-cell>
          <table:table-cell table:style-name="Table4.A1" office:value-type="string">
            <text:p text:style-name="P128">C<text:span text:style-name="T44">++编译（GCC的C++前端）</text:span></text:p>
          </table:table-cell>
          <table:table-cell table:style-name="Table4.A1" office:value-type="string">
            <text:p text:style-name="P128"/>
          </table:table-cell>
        </table:table-row>
        <table:table-row>
          <table:covered-table-cell table:style-name="Table4.A1"/>
          <table:table-cell table:style-name="Table4.A1" office:value-type="string">
            <text:p text:style-name="P130">Python 解释器</text:p>
          </table:table-cell>
          <table:table-cell table:style-name="Table4.A1" office:value-type="string">
            <text:p text:style-name="P128">直接执行Python代码</text:p>
          </table:table-cell>
          <table:table-cell table:style-name="Table4.A1" office:value-type="string">
            <text:p text:style-name="P128">不需要编译</text:p>
          </table:table-cell>
        </table:table-row>
        <table:table-row>
          <table:table-cell table:style-name="Table4.A1" table:number-rows-spanned="3" office:value-type="string">
            <text:p text:style-name="P129">构建自动化工具</text:p>
            <text:p text:style-name="P129">（工头）</text:p>
          </table:table-cell>
          <table:table-cell table:style-name="Table4.A1" office:value-type="string">
            <text:p text:style-name="P128">Make</text:p>
          </table:table-cell>
          <table:table-cell table:style-name="Table4.A1" office:value-type="string">
            <text:p text:style-name="P128">通用构建自动化</text:p>
          </table:table-cell>
          <table:table-cell table:style-name="Table4.A1" office:value-type="string">
            <text:p text:style-name="P128">使用Makefile定义规则<text:span text:style-name="T45">，最基础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28">Ninja</text:p>
          </table:table-cell>
          <table:table-cell table:style-name="Table4.A1" office:value-type="string">
            <text:p text:style-name="P128">极速构建</text:p>
          </table:table-cell>
          <table:table-cell table:style-name="Table4.A1" office:value-type="string">
            <text:p text:style-name="P128">速度快<text:span text:style-name="T45">，通常由更高级工具生成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28">Bazel</text:p>
          </table:table-cell>
          <table:table-cell table:style-name="Table4.A1" office:value-type="string">
            <text:p text:style-name="P128">大型项目构建</text:p>
          </table:table-cell>
          <table:table-cell table:style-name="Table4.A1" office:value-type="string">
            <text:p text:style-name="P128">Google开发<text:span text:style-name="T45">，支持多语言</text:span></text:p>
          </table:table-cell>
        </table:table-row>
        <table:table-row>
          <table:table-cell table:style-name="Table4.A1" table:number-rows-spanned="4" office:value-type="string">
            <text:p text:style-name="P129">项目生成器</text:p>
            <text:p text:style-name="P129">（建筑师）</text:p>
          </table:table-cell>
          <table:table-cell table:style-name="Table4.A1" office:value-type="string">
            <text:p text:style-name="P128">CMake</text:p>
          </table:table-cell>
          <table:table-cell table:style-name="Table4.A1" office:value-type="string">
            <text:p text:style-name="P131">跨平台项目配置</text:p>
          </table:table-cell>
          <table:table-cell table:style-name="Table4.A1" office:value-type="string">
            <text:p text:style-name="P128">最流行<text:span text:style-name="T45">，生成多种后端（Make,Ninja,VS等）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28">Autotools <text:span text:style-name="T45">(autoconf,automake)</text:span></text:p>
          </table:table-cell>
          <table:table-cell table:style-name="Table4.A1" office:value-type="string">
            <text:p text:style-name="P128">Linux开源项目</text:p>
          </table:table-cell>
          <table:table-cell table:style-name="Table4.A1" office:value-type="string">
            <text:p text:style-name="P128">传统<text:span text:style-name="T45">，复杂但强大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28">Meson</text:p>
          </table:table-cell>
          <table:table-cell table:style-name="Table4.A1" office:value-type="string">
            <text:p text:style-name="P128">现代构建系统</text:p>
          </table:table-cell>
          <table:table-cell table:style-name="Table4.A1" office:value-type="string">
            <text:p text:style-name="P128">语法更友好<text:span text:style-name="T45">，性能好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28">Qmake</text:p>
          </table:table-cell>
          <table:table-cell table:style-name="Table4.A1" office:value-type="string">
            <text:p text:style-name="P128">Qt项目构建</text:p>
          </table:table-cell>
          <table:table-cell table:style-name="Table4.A1" office:value-type="string">
            <text:p text:style-name="P128">Qt专用</text:p>
          </table:table-cell>
        </table:table-row>
        <table:table-row>
          <table:table-cell table:style-name="Table4.A1" table:number-rows-spanned="5" office:value-type="string">
            <text:p text:style-name="P129">语言特定或领域特定的构建系统</text:p>
            <text:p text:style-name="P129">（专业承包商）</text:p>
          </table:table-cell>
          <table:table-cell table:style-name="Table4.A1" office:value-type="string">
            <text:p text:style-name="P128">catkin_<text:span text:style-name="T45">make</text:span></text:p>
          </table:table-cell>
          <table:table-cell table:style-name="Table4.A1" office:value-type="string">
            <text:p text:style-name="P131">ROS项目构建</text:p>
          </table:table-cell>
          <table:table-cell table:style-name="Table4.A1" office:value-type="string">
            <text:p text:style-name="P128">CMake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31">colcon</text:p>
          </table:table-cell>
          <table:table-cell table:style-name="Table4.A1" office:value-type="string">
            <text:p text:style-name="P128">新一代ROS构建工具</text:p>
          </table:table-cell>
          <table:table-cell table:style-name="Table4.A1" office:value-type="string">
            <text:p text:style-name="P128">CMake <text:span text:style-name="T45">+ 其他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31">Maven/Gradle</text:p>
          </table:table-cell>
          <table:table-cell table:style-name="Table4.A1" office:value-type="string">
            <text:p text:style-name="P128">Java项目构建</text:p>
          </table:table-cell>
          <table:table-cell table:style-name="Table4.A1" office:value-type="string">
            <text:p text:style-name="P128"/>
          </table:table-cell>
        </table:table-row>
        <table:table-row>
          <table:covered-table-cell table:style-name="Table4.A1"/>
          <table:table-cell table:style-name="Table4.A1" office:value-type="string">
            <text:p text:style-name="P131">Cargo</text:p>
          </table:table-cell>
          <table:table-cell table:style-name="Table4.A1" office:value-type="string">
            <text:p text:style-name="P128">Rust项目构建</text:p>
          </table:table-cell>
          <table:table-cell table:style-name="Table4.A1" office:value-type="string">
            <text:p text:style-name="P128"/>
          </table:table-cell>
        </table:table-row>
        <table:table-row>
          <table:covered-table-cell table:style-name="Table4.A1"/>
          <table:table-cell table:style-name="Table4.A1" office:value-type="string">
            <text:p text:style-name="P131">npm scripts/webpack</text:p>
          </table:table-cell>
          <table:table-cell table:style-name="Table4.A1" office:value-type="string">
            <text:p text:style-name="P128">JavaScript项目构建</text:p>
          </table:table-cell>
          <table:table-cell table:style-name="Table4.A1" office:value-type="string">
            <text:p text:style-name="P128"/>
          </table:table-cell>
        </table:table-row>
      </table:table>
      <text:p text:style-name="P96"/>
      <text:p text:style-name="P119"><text:span text:style-name="T34">以ROS项目为例</text:span><text:span text:style-name="T43">，实际工作流程</text:span><text:span text:style-name="T51">：</text:span></text:p>
      <text:p text:style-name="P119"><text:span text:style-name="T34">catkin_</text:span><text:span text:style-name="T43">make→CMake</text:span><text:span text:style-name="T15">→</text:span><text:span text:style-name="T16">Makefile→G++/GCC→可执行文件</text:span></text:p>
      <text:p text:style-name="P105"><text:span text:style-name="T15">1. catkin_make调用CMake</text:span></text:p>
      <text:p text:style-name="P105"><text:span text:style-name="T15">2. CMake分析CMake.txt，生成Makefile</text:span></text:p>
      <text:p text:style-name="P105"><text:span text:style-name="T15">3. Make读取Makefile，调用g++编译器</text:span></text:p>
      <text:p text:style-name="P105"><text:span text:style-name="T15">4. g++编译源代码，生成可执行文件</text:span></text:p>
      <text:p text:style-name="P105"><text:span text:style-name="T15"/></text:p>
      <text:p text:style-name="P105"><text:span text:style-name="T15">关键配置文件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28">工具</text:p>
          </table:table-cell>
          <table:table-cell table:style-name="Table7.A1" office:value-type="string">
            <text:p text:style-name="P128">配置文件</text:p>
          </table:table-cell>
          <table:table-cell table:style-name="Table7.A1" office:value-type="string">
            <text:p text:style-name="P128">作用</text:p>
          </table:table-cell>
        </table:table-row>
        <table:table-row>
          <table:table-cell table:style-name="Table7.A1" office:value-type="string">
            <text:p text:style-name="P128">Make</text:p>
          </table:table-cell>
          <table:table-cell table:style-name="Table7.A1" office:value-type="string">
            <text:p text:style-name="P128">Makefile</text:p>
          </table:table-cell>
          <table:table-cell table:style-name="Table7.A1" office:value-type="string">
            <text:p text:style-name="P128">定义编译规则<text:span text:style-name="T46">、依赖关系</text:span></text:p>
          </table:table-cell>
        </table:table-row>
        <table:table-row>
          <table:table-cell table:style-name="Table7.A1" office:value-type="string">
            <text:p text:style-name="P128">CMake</text:p>
          </table:table-cell>
          <table:table-cell table:style-name="Table7.A1" office:value-type="string">
            <text:p text:style-name="P128">CmakeLists.txt</text:p>
          </table:table-cell>
          <table:table-cell table:style-name="Table7.A1" office:value-type="string">
            <text:p text:style-name="P128">定义项目结构<text:span text:style-name="T46">、依赖、编译选项</text:span></text:p>
          </table:table-cell>
        </table:table-row>
        <table:table-row>
          <table:table-cell table:style-name="Table7.A1" office:value-type="string">
            <text:p text:style-name="P128">bear</text:p>
          </table:table-cell>
          <table:table-cell table:style-name="Table7.A1" office:value-type="string">
            <text:p text:style-name="P128">compile_<text:span text:style-name="T46">commands.json</text:span></text:p>
          </table:table-cell>
          <table:table-cell table:style-name="Table7.A1" office:value-type="string">
            <text:p text:style-name="P128">记录编译命令<text:span text:style-name="T46">，供编译器使用</text:span></text:p>
          </table:table-cell>
        </table:table-row>
        <table:table-row>
          <table:table-cell table:style-name="Table7.A1" office:value-type="string">
            <text:p text:style-name="P128">catkin</text:p>
          </table:table-cell>
          <table:table-cell table:style-name="Table7.A1" office:value-type="string">
            <text:p text:style-name="P128">package.xml <text:span text:style-name="T46">+ CMakeLists.txt</text:span></text:p>
          </table:table-cell>
          <table:table-cell table:style-name="Table7.A1" office:value-type="string">
            <text:p text:style-name="P132">ROS包的元数据和构建指令</text:p>
          </table:table-cell>
        </table:table-row>
      </table:table>
      <text:p text:style-name="P71"/>
      <text:p text:style-name="P60">****** Ubuntu 终端的目录操作命令 ******</text:p>
      <text:p text:style-name="P75">cd ..<text:tab/><text:tab/># 返回上一级目录</text:p>
      <text:p text:style-name="P75">cd ../..<text:tab/><text:tab/># 返回上两级目录</text:p>
      <text:p text:style-name="P75">cd ~ 或者 cd<text:tab/># 返回Home目录</text:p>
      <text:p text:style-name="P75">cd -<text:tab/><text:tab/># 返回之前所在的目录</text:p>
      <text:p text:style-name="P75">pwd<text:tab/><text:tab/># 查看当前目录</text:p>
      <text:p text:style-name="P75"/>
      <text:p text:style-name="P75"/>
      <text:p text:style-name="P75"/>
      <text:p text:style-name="P81">Part<text:span text:style-name="T26">2 安装与配置</text:span></text:p>
      <text:p text:style-name="P83"><text:a xlink:type="simple" xlink:href="https://github.com/unitreerobotics/unitree_rl_gym/blob/main/doc/setup_zh.md" text:style-name="Internet_20_link" text:visited-style-name="Visited_20_Internet_20_Link">https://github.com/unitreerobotics/unitree_rl_gym/blob/main/doc/setup_zh.md</text:a></text:p>
      <text:p text:style-name="P116"/>
      <text:p text:style-name="P116">1. 创建虚拟环境</text:p>
      <text:p text:style-name="P116">建议在虚拟环境中运行训练或部署程序，推荐使用Conda创建虚拟环境。</text:p>
      <text:p text:style-name="P61">****** 安装<text:span text:style-name="T53">Conda</text:span>******</text:p>
      <text:p text:style-name="P120"># 下载并安装 MiniConda</text:p>
      <text:p text:style-name="P116">mkdir -p ~/miniconda3</text:p>
      <text:p text:style-name="P116">wget https://repo.anaconda.com/miniconda/Miniconda3-latest-Linux-x86_64.sh -O ~/miniconda3/miniconda.sh</text:p>
      <text:p text:style-name="P116">bash ~/miniconda3/miniconda.sh -b -u -p ~/miniconda3</text:p>
      <text:p text:style-name="P116">rm ~/miniconda3/miniconda.sh</text:p>
      <text:p text:style-name="P116"/>
      <text:p text:style-name="P120"># 初始化 Conda</text:p>
      <text:p text:style-name="P116">~/miniconda3/bin/conda init --all</text:p>
      <text:p text:style-name="P116">source ~/.bashrc</text:p>
      <text:p text:style-name="P116"/>
      <text:p text:style-name="P116"># 创建新环境</text:p>
      <text:p text:style-name="P116"><text:soft-page-break/>conda create -n unitree-rl python=3.8</text:p>
      <text:p text:style-name="P116"/>
      <text:p text:style-name="P116"># 激活虚拟环境</text:p>
      <text:p text:style-name="P116">conda activate unitree-rl</text:p>
      <text:p text:style-name="P116"/>
      <text:p text:style-name="P116">2. 安装依赖</text:p>
      <text:p text:style-name="P61">****** 安装PyTorch ******</text:p>
      <text:p text:style-name="P116">PyTorch 是一个神经网络计算框架，用于模型训练和推理。</text:p>
      <text:p text:style-name="P116">conda install pytorch==2.3.1 torchvision==0.18.1 torchaudio==2.3.1 pytorch-cuda=12.1 -c pytorch -c nvidia</text:p>
      <text:p text:style-name="P116"/>
      <text:p text:style-name="P61">****** 安装Isaac <text:span text:style-name="T53">Gym</text:span> ******</text:p>
      <text:p text:style-name="P116">Isaac Gym 是 Nvidia 提供的刚体仿真和训练框架。</text:p>
      <text:p text:style-name="P120"># 从Nvidia官网下载</text:p>
      <text:p text:style-name="P120"><text:a xlink:type="simple" xlink:href="https://developer.nvidia.com/isaac-gym" text:style-name="Internet_20_link" text:visited-style-name="Visited_20_Internet_20_Link">https://developer.nvidia.com/isaac-gym</text:a></text:p>
      <text:p text:style-name="P120"/>
      <text:p text:style-name="P120"># 解压后进入 isaacgym/python 文件夹，执行安装命令</text:p>
      <text:p text:style-name="P120">cd isaacgym/python</text:p>
      <text:p text:style-name="P120">pip install -e .</text:p>
      <text:p text:style-name="P120"/>
      <text:p text:style-name="P120"># 验证安装</text:p>
      <text:p text:style-name="P120">cd examples</text:p>
      <text:p text:style-name="P120">python 1080_balls_of_solitude.py</text:p>
      <text:p text:style-name="P120">若弹出窗口并显示 1080 个球下落，则安装成功</text:p>
      <text:p text:style-name="P116"/>
      <text:p text:style-name="P61">****** 安装 <text:span text:style-name="T53">rsl_rl</text:span> ******</text:p>
      <text:p text:style-name="P116">rsl_rl 是一个强化学习算法库。</text:p>
      <text:p text:style-name="P121"># 通过git克隆仓库</text:p>
      <text:p text:style-name="P123"><text:span text:style-name="T54">git clone https://github.com/leggedrobotics/rsl_rl.git</text:span></text:p>
      <text:p text:style-name="P121"/>
      <text:p text:style-name="P121"># 切换到v1.0.2分支</text:p>
      <text:p text:style-name="P121">cd rsl_rl</text:p>
      <text:p text:style-name="P121">git checkout v1.0.2</text:p>
      <text:p text:style-name="P121"/>
      <text:p text:style-name="P121"># 安装</text:p>
      <text:p text:style-name="P121">pip install -e .</text:p>
      <text:p text:style-name="P116"/>
      <text:p text:style-name="P61">****** 安装<text:span text:style-name="T53">unitree_rl_gym</text:span> ******</text:p>
      <text:p text:style-name="P121"># 通过git克隆仓库</text:p>
      <text:p text:style-name="P123">git clone https://github.com/unitreerobotics/unitree_rl_gym.git</text:p>
      <text:p text:style-name="P121"/>
      <text:p text:style-name="P121"># 进入目录并安装</text:p>
      <text:p text:style-name="P121">cd unitree_rl_gym</text:p>
      <text:p text:style-name="P121">pip install -e .</text:p>
      <text:p text:style-name="P116"/>
      <text:p text:style-name="P61">****** 安装<text:span text:style-name="T53">unitree_sdk2py</text:span> ******</text:p>
      <text:p text:style-name="P117">unitree_sdk2py 是用于与真实机器人通信的库。</text:p>
      <text:p text:style-name="P117">如果需要将训练的模型部署到物理机器人上运行，可以安装此库。</text:p>
      <text:p text:style-name="P121"># 通过git克隆仓库</text:p>
      <text:p text:style-name="P123">git clone https://github.com/unitreerobotics/unitree_sdk2_python.git</text:p>
      <text:p text:style-name="P121"><text:soft-page-break/></text:p>
      <text:p text:style-name="P121"># 进入目录并安装</text:p>
      <text:p text:style-name="P121">cd unitree_sdk2_python</text:p>
      <text:p text:style-name="P121">pip install -e .</text:p>
      <text:p text:style-name="P116"/>
      <text:p text:style-name="P116"/>
      <text:p text:style-name="P116"/>
      <text:p text:style-name="P82">Part<text:span text:style-name="T26">3 模型训练 Train</text:span></text:p>
      <text:p text:style-name="P125">训练命令</text:p>
      <text:p text:style-name="P125">python legged_gym/scripts/train.py –task=xxx</text:p>
      <text:p text:style-name="P125"/>
      <text:p text:style-name="P123">参数说明</text:p>
      <text:list xml:id="list716348025" text:style-name="L20">
        <text:list-item>
          <text:p text:style-name="P127">--task: 必选参数，值可选(go2, g1, h1, h1_2)</text:p>
        </text:list-item>
        <text:list-item>
          <text:p text:style-name="P127">--headless : 默认启动图形界面，设为 true 时不渲染图形界面（效率更高<text:span text:style-name="T54">）</text:span></text:p>
        </text:list-item>
        <text:list-item>
          <text:p text:style-name="P127">--resume : 从日志中选择 checkpoint 继续训练</text:p>
        </text:list-item>
        <text:list-item>
          <text:p text:style-name="P127">--experiment_name : 运行/加载的 experiment 名称</text:p>
        </text:list-item>
        <text:list-item>
          <text:p text:style-name="P127">--run_name : 运行/加载的 run 名称</text:p>
        </text:list-item>
        <text:list-item>
          <text:p text:style-name="P127">--load_run : 加载运行的名称，默认加载最后一次运行</text:p>
        </text:list-item>
        <text:list-item>
          <text:p text:style-name="P127">--checkpoint : checkpoint 编号，默认加载最新一次文件</text:p>
        </text:list-item>
        <text:list-item>
          <text:p text:style-name="P127">--num_envs : 并行训练的环境个数</text:p>
        </text:list-item>
        <text:list-item>
          <text:p text:style-name="P127">--seed : 随机种子</text:p>
        </text:list-item>
        <text:list-item>
          <text:p text:style-name="P127">--max_iterations : 训练的最大迭代次数</text:p>
        </text:list-item>
        <text:list-item>
          <text:p text:style-name="P127">--sim_device : 仿真计算设备，指定 CPU 为 --sim_device=cpu </text:p>
        </text:list-item>
        <text:list-item>
          <text:p text:style-name="P127">--rl_device : 强化学习计算设备，指定 CPU 为 --rl_device=cpu</text:p>
        </text:list-item>
      </text:list>
      <text:p text:style-name="P125"/>
      <text:p text:style-name="P121">默认保存训练结果：</text:p>
      <text:p text:style-name="P121">logs/&lt;experiment_name&gt;/&lt;date_time&gt;_&lt;run_name&gt;/model_&lt;iteration&gt;.pt</text:p>
      <text:p text:style-name="P121"/>
      <text:p text:style-name="P121"/>
      <text:p text:style-name="P121"/>
      <text:p text:style-name="P81">Part<text:span text:style-name="T35">4</text:span><text:span text:style-name="T26"> 效果演示 Play</text:span></text:p>
      <text:p text:style-name="P80">演示命令</text:p>
      <text:p text:style-name="P80">python legged_gym/scripts/play.py –task=xxx</text:p>
      <text:p text:style-name="P80"/>
      <text:p text:style-name="P80">参数说明</text:p>
      <text:list xml:id="list777653667" text:style-name="L17">
        <text:list-item>
          <text:p text:style-name="P91">Play 启动参数与 Train 相同。</text:p>
        </text:list-item>
        <text:list-item>
          <text:p text:style-name="P91">默认加载实验文件夹上次运行的最后一个模型。</text:p>
        </text:list-item>
        <text:list-item>
          <text:p text:style-name="P90">可通过 load_run 和 checkpoint 指定其他模型。</text:p>
        </text:list-item>
      </text:list>
      <text:p text:style-name="P80"/>
      <text:p text:style-name="P89">导出网络</text:p>
      <text:p text:style-name="P89">Play 会导出 Actor 网络，保存于 logs/{experiment_name}/exported/policies 中：</text:p>
      <text:list xml:id="list3489009896" text:style-name="L18">
        <text:list-item>
          <text:p text:style-name="P92">需要注意：官方 play.py 代码中默认导出模型的名字都为 policy_lstm_1.pt ，你可以自己命名更具辨识度的网络名称</text:p>
        </text:list-item>
        <text:list-item>
          <text:p text:style-name="P92">如果你后续想在Gazebo中部署强化学习模型，则要导出 ONNX 格式模型，此时需要修play.py文件</text:p>
        </text:list-item>
      </text:list>
      <text:p text:style-name="P80"/>
      <text:p text:style-name="P80"/>
      <text:p text:style-name="P80"/>
      <text:p text:style-name="P81">Part<text:span text:style-name="T35">5</text:span><text:span text:style-name="T26"> 模型验证Sim2Sim (Mujoco)</text:span></text:p>
      <text:p text:style-name="P83"><text:soft-page-break/>仿真命令</text:p>
      <text:p text:style-name="P83">python deploy/deploy_mujoco/deploy_mujoco.py {config_name}</text:p>
      <text:p text:style-name="P83"/>
      <text:p text:style-name="P84">参数说明</text:p>
      <text:list xml:id="list3523230381" text:style-name="L19">
        <text:list-item>
          <text:p text:style-name="P85">config_name: 配置文件，默认查询路径为 deploy/deploy_mujoco/configs/</text:p>
        </text:list-item>
      </text:list>
      <text:p text:style-name="P83"/>
      <text:p text:style-name="P83">示例代码</text:p>
      <text:p text:style-name="P83">python deploy/deploy_mujoco/deploy_mujoco.py g1.yaml</text:p>
      <text:p text:style-name="P83"/>
      <text:p text:style-name="P83">替换模型</text:p>
      <text:p text:style-name="P122">默认模型位于 deploy/pre_train/{robot}/motion.pt ；自己训练模型保存于</text:p>
      <text:p text:style-name="P122">logs/g1/exported/policies/policy_lstm_1.pt ，只需替换 yaml 配置文件中policy_path 。</text:p>
      <text:p text:style-name="P82"/>
      <text:p text:style-name="P82"/>
      <text:p text:style-name="P82"/>
      <text:p text:style-name="P82">Part<text:span text:style-name="T55">6</text:span><text:span text:style-name="T26"> 实物验证 Sim</text:span><text:span text:style-name="T35">2Real</text:span></text:p>
      <text:p text:style-name="P62"/>
      <text:p text:style-name="P68"/>
      <text:p text:style-name="P70"/>
      <text:p text:style-name="P70"/>
      <text:p text:style-name="P55">2025/10/24</text:p>
      <text:p text:style-name="P54">Part1 安装与配置</text:p>
      <text:p text:style-name="P29">****** 安装Ubuntu 20.04.6 LTS ******</text:p>
      <text:p text:style-name="P1">1. 分区与制作启动U 盘</text:p>
      <text:p text:style-name="P2"><text:span text:style-name="T1">2. 插入启动U盘，重启进入boot，上下键选择与启动</text:span><text:span text:style-name="T2">U盘有关的选项，Enter</text:span></text:p>
      <text:p text:style-name="P3">3. 进入Ubuntu桌面，按照提示安装Ubuntu20.04</text:p>
      <text:p text:style-name="P26">其中Updates and other software中记得勾上Install third-party software for graphics and Wi-Fi hardware and additional media formats</text:p>
      <text:p text:style-name="P5"/>
      <text:list xml:id="list2377641189" text:style-name="L1">
        <text:list-header>
          <text:p text:style-name="P56">****** 配置中文输入法 ******</text:p>
        </text:list-header>
      </text:list>
      <text:p text:style-name="P23"><text:span text:style-name="T4">S</text:span><text:span text:style-name="T3">ettings – </text:span><text:span text:style-name="T4">Region &amp; Language</text:span></text:p>
      <text:p text:style-name="P24"><text:span text:style-name="T5">1. </text:span><text:span text:style-name="T4">点击Manage Installed Languages，确保Language for menus and window中有汉语（中国），完成安装</text:span></text:p>
      <text:p text:style-name="P24"><text:span text:style-name="T5">2. </text:span><text:span text:style-name="T4">在Input Sources 里面添加Chinese (Intelligent Pinyin)</text:span></text:p>
      <text:p text:style-name="P4"><text:span text:style-name="T5">3. </text:span><text:span text:style-name="T4">可以在屏幕右上角看到键盘，快捷键“Win+空格”可更换中英文</text:span></text:p>
      <text:p text:style-name="P6"/>
      <text:p text:style-name="P58">****** 配置图形界面<text:span text:style-name="T13"> ******</text:span></text:p>
      <text:p text:style-name="P65"><text:span text:style-name="T4">S</text:span><text:span text:style-name="T3">ettings – About</text:span> – Windowing System</text:p>
      <text:p text:style-name="P65">如果是Wayland，就改为X11</text:p>
      <text:p text:style-name="P65">1. 打开终端（Ctrl+Alt+T）</text:p>
      <text:p text:style-name="P65"><text:span text:style-name="T23">2. </text:span>编辑GDM3配置文件：sudo nano /etc/gdm3/custom.conf</text:p>
      <text:p text:style-name="P65"><text:span text:style-name="T23">3. </text:span>找到并取消注释（或添加）这一行：WaylandEnable=false</text:p>
      <text:p text:style-name="P65"><text:span text:style-name="T23">4. </text:span>保存文件：在nano编辑器中：按Ctrl+X，然后Y，最后回车</text:p>
      <text:p text:style-name="P65"><text:span text:style-name="T23">5. </text:span>重启系统： sudo reboot</text:p>
      <text:p text:style-name="P65"><text:span text:style-name="T23">6. </text:span>检查：<text:span text:style-name="T4">S</text:span><text:span text:style-name="T3">ettings – About</text:span> – Windowing System</text:p>
      <text:p text:style-name="P77"/>
      <text:p text:style-name="P6"/>
      <text:p text:style-name="P30">****** 配置分辨率<text:span text:style-name="T13"> ******</text:span></text:p>
      <text:p text:style-name="P22"><text:span text:style-name="T4">S</text:span><text:span text:style-name="T3">ettings – </text:span>Display - Resolution</text:p>
      <text:p text:style-name="P64">此时分辨率无法更改。</text:p>
      <text:p text:style-name="P108"><text:soft-page-break/><text:span text:style-name="T14">因为</text:span><text:span text:style-name="T13">Ubuntu 官方 ISO 镜像启动并安装时，系统不会使用显卡制造商（NVIDIA/AMD）提供的官方闭源驱动。相反，它会使用内置的、开源的通用驱动。即</text:span></text:p>
      <text:p text:style-name="P108"><text:span text:style-name="T4">S</text:span><text:span text:style-name="T3">ettings – </text:span><text:span text:style-name="T13">About – Graphics不是NVIDIA Corporation</text:span><text:span text:style-name="T48">，比如 llvmpipe (LLVM 12.0.0, 256 bits)</text:span></text:p>
      <text:p text:style-name="P5"/>
      <text:p text:style-name="P31">****** 安装<text:span text:style-name="T13">NVIDIA 驱动 ******</text:span></text:p>
      <text:p text:style-name="P22">Software &amp; Updates – Additional Drivers – Using NVIDIA driver metapackage from nvidia-driver-535 (proprietary) – <text:span text:style-name="T14">Apply Changes</text:span></text:p>
      <text:p text:style-name="P12">安装完毕后重启系统。</text:p>
      <text:p text:style-name="P37"/>
      <text:p text:style-name="P42"># 查看显卡硬件信息</text:p>
      <text:p text:style-name="P42">lspci | grep -E "VGA|3D"</text:p>
      <text:p text:style-name="P42"/>
      <text:p text:style-name="P42"># 查看正在使用的显卡驱动</text:p>
      <text:p text:style-name="P42">ubuntu-drivers devices</text:p>
      <text:p text:style-name="P42"/>
      <text:p text:style-name="P42"># 对于 NVIDIA 用户，检查驱动是否活跃</text:p>
      <text:p text:style-name="P25">nvidia-smi</text:p>
      <text:p text:style-name="P25">如果命令输出显卡信息，说明官方驱动正在运行。如果命令未找到，则说明你在使用开源 nouveau 驱动。</text:p>
      <text:p text:style-name="P5"/>
      <text:p text:style-name="P32">****** 与软件包有关 ******</text:p>
      <text:p text:style-name="P43"># 更新并升级软件包</text:p>
      <text:p text:style-name="P43">sudo apt update</text:p>
      <text:p text:style-name="P43">sudo apt upgrade</text:p>
      <text:p text:style-name="P43"/>
      <text:p text:style-name="P43"># 修复损坏的依赖关系</text:p>
      <text:p text:style-name="P43">sudo apt –fix-broken install</text:p>
      <text:p text:style-name="P43"/>
      <text:p text:style-name="P43"># 清理和重新配置</text:p>
      <text:p text:style-name="P43">sudo apt autoclean</text:p>
      <text:p text:style-name="P43">sudo apt autoremove</text:p>
      <text:p text:style-name="P38"/>
      <text:p text:style-name="P21"># 安装一些基本工具</text:p>
      <text:p text:style-name="P21">sudo apt install python3 python3-pip python-is-python3</text:p>
      <text:p text:style-name="P21">sudo apt install curl wget vim <text:span text:style-name="T20">git</text:span></text:p>
      <text:p text:style-name="P38"/>
      <text:p text:style-name="P33">****** 安装与配置zsh ******</text:p>
      <text:p text:style-name="P44"><text:span text:style-name="T5"># </text:span><text:span text:style-name="T6">安装 zsh</text:span></text:p>
      <text:p text:style-name="P45">sudo apt update</text:p>
      <text:p text:style-name="P45">sudo apt install zsh</text:p>
      <text:p text:style-name="P45"/>
      <text:p text:style-name="P46"><text:span text:style-name="T5"># </text:span>安装 oh-my-zsh</text:p>
      <text:p text:style-name="P7">sh -c "$(curl -fsSL https://raw.githubusercontent.com/ohmyzsh/ohmyzsh/master/tools/install.sh)"</text:p>
      <text:p text:style-name="P28">科学上网会出现这个问题curl: (6) Could not resolve host: raw.githubusercontent.com</text:p>
      <text:p text:style-name="P39">正常上网即可</text:p>
      <text:p text:style-name="P39"/>
      <text:p text:style-name="P48"><text:span text:style-name="T5"># 配置</text:span><text:span text:style-name="T6"> zsh</text:span></text:p>
      <text:p text:style-name="P47">nano ~/.zshrc<text:tab/><text:tab/><text:tab/><text:span text:style-name="T18"># </text:span>编辑 ~/.zshrc文件</text:p>
      <text:p text:style-name="P47">plugins=(git extract z)<text:tab/># 启用插件<text:span text:style-name="T6">git: Git 命令补全 extract: 解压各种压缩文件 z: 目录快速跳转</text:span></text:p>
      <text:p text:style-name="P47">source ~/.zshrc<text:tab/><text:tab/># 应用配置</text:p>
      <text:p text:style-name="P49"/>
      <text:p text:style-name="P52"><text:soft-page-break/># 切换bash和zsh</text:p>
      <text:p text:style-name="P41">zsh<text:tab/><text:tab/><text:tab/><text:tab/># 从 bash 临时切换到 zsh</text:p>
      <text:p text:style-name="P41">bash<text:tab/><text:tab/><text:tab/><text:tab/># 从 zsh 临时切换到 bash</text:p>
      <text:p text:style-name="P51">chsh -s $(which zsh) <text:tab/><text:tab/><text:span text:style-name="T7"># </text:span>切换到 zsh（设为默认）</text:p>
      <text:p text:style-name="P41">chsh -s $(which bash)<text:tab/><text:tab/># 切换回 bash（设为默认）</text:p>
      <text:p text:style-name="P50"/>
      <text:p text:style-name="P50"><text:span text:style-name="T7"># </text:span>验证当前使用的 shell</text:p>
      <text:p text:style-name="P41">echo $SHELL<text:tab/><text:tab/># 显示默认 shell</text:p>
      <text:p text:style-name="P41">echo $0<text:tab/><text:tab/># 显示当前使用的 shell</text:p>
      <text:p text:style-name="P41">ps -p $$<text:tab/><text:tab/># 显示当前进程的 shell</text:p>
      <text:p text:style-name="P50"/>
      <text:p text:style-name="P50"><text:span text:style-name="T7"># </text:span>查看系统可用的 shell</text:p>
      <text:p text:style-name="P8">cat /etc/shells</text:p>
      <text:p text:style-name="P8"/>
      <text:p text:style-name="P34">****** 安装ROS1 Noetic ******</text:p>
      <text:p text:style-name="P40"># 使用鱼香ROS一键安装</text:p>
      <text:p text:style-name="P8">wget http://fishros.com/install -O fishros &amp;&amp; . fishros</text:p>
      <text:p text:style-name="P27">zsh会无法安装<text:span text:style-name="T8">，错误是</text:span> .: no such file or directory: fishros</text:p>
      <text:p text:style-name="P9">bash基本正常<text:span text:style-name="T19">（</text:span>code:5和code:<text:span text:style-name="T19">2，可忽略）</text:span></text:p>
      <text:p text:style-name="P53"/>
      <text:p text:style-name="P53"># 验证ROS1安装</text:p>
      <text:p text:style-name="P11">roscore<text:tab/><text:tab/><text:tab/><text:tab/><text:tab/># 在终端<text:span text:style-name="T20">1</text:span>首先启动ROS核心</text:p>
      <text:p text:style-name="P10">rosrun turtlesim turtlesim_node<text:tab/># 在终端<text:span text:style-name="T20">2</text:span>启动小乌龟仿真器</text:p>
      <text:p text:style-name="P10">rosrun turtlesim turtle_teleop_key<text:tab/># 在终端<text:span text:style-name="T20">3</text:span>启动键盘控制</text:p>
      <text:p text:style-name="P10">安装完毕后重启系统。</text:p>
      <text:p text:style-name="P10"/>
      <text:p text:style-name="P57">****** 安装Gazebo Classic ******</text:p>
      <text:p text:style-name="P13">1. 更新系统</text:p>
      <text:p text:style-name="P13">sudo apt update &amp;&amp; sudo apt upgrade -y</text:p>
      <text:p text:style-name="P13"/>
      <text:p text:style-name="P13">2. 安装依赖库</text:p>
      <text:p text:style-name="P13">sudo apt install -y \</text:p>
      <text:p text:style-name="P13">cmake \</text:p>
      <text:p text:style-name="P13">curl \</text:p>
      <text:p text:style-name="P13">git \</text:p>
      <text:p text:style-name="P13">libfreeimage-dev \</text:p>
      <text:p text:style-name="P13">libprotoc-dev \</text:p>
      <text:p text:style-name="P13">protobuf-compiler \</text:p>
      <text:p text:style-name="P13">libignition-math6-dev \</text:p>
      <text:p text:style-name="P13">libsqlite3-dev \</text:p>
      <text:p text:style-name="P13">libtinyxml2-dev \</text:p>
      <text:p text:style-name="P13">libgflags-dev \</text:p>
      <text:p text:style-name="P13">libavformat-dev \</text:p>
      <text:p text:style-name="P13">libavcodec-dev</text:p>
      <text:p text:style-name="P13"/>
      <text:p text:style-name="P13">3. 添加Gazebo官方软件源</text:p>
      <text:p text:style-name="P14"># 下载并保存GPG密钥</text:p>
      <text:p text:style-name="P13">wget https://packages.osrfoundation.org/gazebo.gpg -O /usr/share/keyrings/pkgs-osrf-archive-keyring.gpg</text:p>
      <text:p text:style-name="P14"># 在系统中注册Gazebo的软件仓库地址</text:p>
      <text:p text:style-name="P13"><text:soft-page-break/>echo "deb [arch=$(dpkg --print-architecture) signed-by=/usr/share/keyrings/pkgs-osrf-archive-keyring.gpg] http://packages.osrfoundation.org/gazebo/ubuntu-stable $(lsb_release -cs) main" | sudo tee /etc/apt/sources.list.d/gazebo-stable.list</text:p>
      <text:p text:style-name="P13"/>
      <text:p text:style-name="P14">4. 安装Gazebo</text:p>
      <text:p text:style-name="P14">sudo apt update</text:p>
      <text:p text:style-name="P14">sudo apt install -<text:span text:style-name="T9">y gazebo11 libgazebo11-dev</text:span></text:p>
      <text:p text:style-name="P15"/>
      <text:p text:style-name="P15">5. 配置环境变量</text:p>
      <text:p text:style-name="P15">echo "source /usr/share/gazebo/setup.sh" &gt;&gt; ~/.bashrc</text:p>
      <text:p text:style-name="P15">source ~/.bashrc</text:p>
      <text:p text:style-name="P15"/>
      <text:p text:style-name="P15">6. 验证Gazebo安装</text:p>
      <text:p text:style-name="P15">gazebo worlds/empty.world</text:p>
      <text:p text:style-name="P15">安装完毕后重启系统。</text:p>
      <text:p text:style-name="P15"/>
      <text:p text:style-name="P35"><text:span text:style-name="T10">****** </text:span><text:span text:style-name="T11">安装</text:span><text:span text:style-name="T12">Eigen</text:span><text:span text:style-name="T11"> </text:span><text:span text:style-name="T12">3.4</text:span><text:span text:style-name="T11"> ******</text:span></text:p>
      <text:p text:style-name="P16">cd robocup_g1/eigen-3.4.0</text:p>
      <text:p text:style-name="P16">mkdir build</text:p>
      <text:p text:style-name="P16">cd build</text:p>
      <text:p text:style-name="P16">cmake ..</text:p>
      <text:p text:style-name="P16">sudo make install</text:p>
      <text:p text:style-name="P16"/>
      <text:p text:style-name="P35"><text:span text:style-name="T10">****** </text:span><text:span text:style-name="T11">安装</text:span><text:span text:style-name="T12">RealSense SDK</text:span><text:span text:style-name="T11"> ******</text:span></text:p>
      <text:p text:style-name="P16">sudo apt-get install ros-noetic-realsense2-camera</text:p>
      <text:p text:style-name="P16"/>
      <text:p text:style-name="P36"><text:span text:style-name="T10">****** </text:span><text:span text:style-name="T11">安装Ignition-math ******</text:span></text:p>
      <text:p text:style-name="P16">sudo apt install libignition-math4-dev</text:p>
      <text:p text:style-name="P16"/>
      <text:p text:style-name="P16"/>
      <text:p text:style-name="P16"/>
      <text:p text:style-name="P18">Part<text:span text:style-name="T21">2 </text:span>编译流程</text:p>
      <text:p text:style-name="P16">cd ~/robocup_g1/</text:p>
      <text:p text:style-name="P16">catkin_make</text:p>
      <text:p text:style-name="P16"/>
      <text:p text:style-name="P16"/>
      <text:p text:style-name="P19">Part<text:span text:style-name="T21">3 </text:span>启动流程</text:p>
      <text:p text:style-name="P17">1. 启动两个终端</text:p>
      <text:p text:style-name="P17"><text:span text:style-name="T21"># </text:span>终端1 – Gazebo仿真</text:p>
      <text:p text:style-name="P17">source ~/robocup_g1/devel/setup.bash</text:p>
      <text:p text:style-name="P17">roslaunch unitree_guide gazebo.launch</text:p>
      <text:p text:style-name="P17">等待Gazebo完全启动，看到机器人和仿真环境。</text:p>
      <text:p text:style-name="P17"/>
      <text:p text:style-name="P17"><text:span text:style-name="T21"># </text:span>终端2 - 运控程序（这就是junior_ctrl主界面）：</text:p>
      <text:p text:style-name="P17">source ~/robocup_g1/devel/setup.bash</text:p>
      <text:p text:style-name="P17">./devel/lib/unitree_guide/junior_ctrl</text:p>
      <text:p text:style-name="P17">这个终端就是你要操作的"junior_ctrl主界面"</text:p>
      <text:p text:style-name="P17"/>
      <text:p text:style-name="P17"><text:span text:style-name="T21">2. </text:span>在junior_ctrl主界面操作</text:p>
      <text:p text:style-name="P17">在终端2中输入 2 然后按回车<text:span text:style-name="T22">，</text:span>你会看到状态变为 Current State: Fixed Stand</text:p>
      <text:p text:style-name="P17"/>
      <text:p text:style-name="P17"><text:soft-page-break/><text:span text:style-name="T22">3. </text:span>回到Gazebo主界面操作（终端1启动的那个3D仿真界面）</text:p>
      <text:p text:style-name="P17">在Gazebo界面底部，通常是一个"II"暂停图标<text:span text:style-name="T22">，</text:span>点击暂停</text:p>
      <text:p text:style-name="P17">点击顶部菜单 Edit<text:span text:style-name="T22">，</text:span>选择 Reset Model Poses</text:p>
      <text:p text:style-name="P20">现在机器人应该在Gazebo中站起了</text:p>
      <text:p text:style-name="P17"/>
      <text:p text:style-name="P17"><text:span text:style-name="T22">4. </text:span>继续在junior_ctrl主界面操作</text:p>
      <text:p text:style-name="P20">在终端2中输入 4 然后按回车<text:span text:style-name="T22">，</text:span>你会看到状态变为 Current State: LOCOMOTION</text:p>
      <text:p text:style-name="P17"/>
      <text:p text:style-name="P17"><text:span text:style-name="T22">5. </text:span>回到Gazebo主界面完成启动</text:p>
      <text:p text:style-name="P17">再次点击Gazebo窗口<text:span text:style-name="T22">，</text:span>点击播放键（通常是"▶"图标）</text:p>
      <text:p text:style-name="P17">现在机器人应该可以开始运动了</text:p>
      <text:p text:style-name="P17"/>
      <text:p text:style-name="P17">关键要点：</text:p>
      <text:p text:style-name="P17">junior_ctrl主界面 = 终端2（运行控制程序的终端）</text:p>
      <text:p text:style-name="P17">Gazebo主界面 = 3D仿真窗口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7:10:01.606606456</meta:creation-date>
    <dc:date>2025-11-01T00:51:17.867022652</dc:date>
    <meta:editing-duration>PT2H28M20S</meta:editing-duration>
    <meta:editing-cycles>12</meta:editing-cycles>
    <meta:generator>LibreOffice/7.3.7.2$Linux_X86_64 LibreOffice_project/30$Build-2</meta:generator>
    <meta:document-statistic meta:table-count="3" meta:image-count="0" meta:object-count="0" meta:page-count="10" meta:paragraph-count="403" meta:word-count="3799" meta:character-count="9712" meta:non-whitespace-character-count="9032"/>
  </office:meta>
</office:document-meta>
</file>